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870fe" officeooo:paragraph-rsid="000870fe"/>
    </style:style>
    <style:style style:name="P2" style:family="paragraph" style:parent-style-name="Standard">
      <style:text-properties officeooo:rsid="00099236" officeooo:paragraph-rsid="00099236"/>
    </style:style>
    <style:style style:name="P3" style:family="paragraph" style:parent-style-name="Standard">
      <style:text-properties officeooo:rsid="000ed63d" officeooo:paragraph-rsid="000ed63d"/>
    </style:style>
    <style:style style:name="P4" style:family="paragraph" style:parent-style-name="Standard">
      <style:text-properties officeooo:rsid="00107d33" officeooo:paragraph-rsid="00107d33"/>
    </style:style>
    <style:style style:name="P5" style:family="paragraph" style:parent-style-name="Standard">
      <style:text-properties officeooo:rsid="0010d3cc" officeooo:paragraph-rsid="0010d3cc"/>
    </style:style>
    <style:style style:name="P6" style:family="paragraph" style:parent-style-name="Standard">
      <style:text-properties officeooo:rsid="00116894" officeooo:paragraph-rsid="00116894"/>
    </style:style>
    <style:style style:name="P7" style:family="paragraph" style:parent-style-name="Standard">
      <style:text-properties officeooo:rsid="001354d8" officeooo:paragraph-rsid="001354d8"/>
    </style:style>
    <style:style style:name="P8" style:family="paragraph" style:parent-style-name="Standard">
      <style:text-properties officeooo:rsid="00160121" officeooo:paragraph-rsid="00160121"/>
    </style:style>
    <style:style style:name="P9" style:family="paragraph" style:parent-style-name="Standard">
      <style:text-properties officeooo:rsid="0017d4e5" officeooo:paragraph-rsid="0017d4e5"/>
    </style:style>
    <style:style style:name="P10" style:family="paragraph" style:parent-style-name="Standard">
      <style:text-properties officeooo:rsid="001a3a8a" officeooo:paragraph-rsid="001a3a8a"/>
    </style:style>
    <style:style style:name="P11" style:family="paragraph" style:parent-style-name="Standard">
      <style:text-properties officeooo:rsid="001afc5f" officeooo:paragraph-rsid="001afc5f"/>
    </style:style>
    <style:style style:name="T1" style:family="text">
      <style:text-properties officeooo:rsid="000e14e9"/>
    </style:style>
    <style:style style:name="T2" style:family="text">
      <style:text-properties officeooo:rsid="00160a08"/>
    </style:style>
    <style:style style:name="T3" style:family="text">
      <style:text-properties officeooo:rsid="0018f67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1: This one was with rho = 10, and with a smaller spawn area. </text:p>
      <text:p text:style-name="P1">A2: This one was done without considering any circle of vision (equivalent to a circle with infinite radius, rho = \infty). The results indicate that the agents on the convex hull don’t move for some reason. </text:p>
      <text:p text:style-name="P1"/>
      <text:p text:style-name="P2">B1 and B2: These both come from a version where we don’t care about circle of vision. We’ve also added some code that uses the voronoi cells package to cross check our area calculations. They seem to match up (errors are bigger than eps, but pretty trivial nonetheless). <text:span text:style-name="T1">To clarify, they are the initialised state of the model.</text:span></text:p>
      <text:p text:style-name="P2"/>
      <text:p text:style-name="P3">B3: Ignore circle of vision. Cross checking of areas. All checks clear, indicate high convergence of our half plane code calculations and Voronoi package. However, we see that points on the convex hull display little movement. </text:p>
      <text:p text:style-name="P3"/>
      <text:p text:style-name="P4">B4: Ignore circle of vision. Cross checking of areas. All checks clear, high convergence. Greater number of birds than B3. We see that in addition to the points on the convex hull, agents in the middle also remain stationary. </text:p>
      <text:p text:style-name="P4"/>
      <text:p text:style-name="P5">B5: Same as B4, just illustrating again that even though area calculations are largely accurate, the middle agents can still remain still. </text:p>
      <text:p text:style-name="P5"/>
      <text:p text:style-name="P6">B6: Same as B5, but with volume exclusion (ranging over m and checking if any two agents are within body lengths of each other) turned off. Results seem to indicate same results with some particles in the middle and convex hull not moving. </text:p>
      <text:p text:style-name="P6"/>
      <text:p text:style-name="P7">B7: Same as B6, just retesting. Results indicate similar behaviour with middle and convex hull agents not moving. </text:p>
      <text:p text:style-name="P7"/>
      <text:p text:style-name="P8">C1: This is the simulation ignoring the circle of vision, but with a fixed updater. The reason is that before, we were updating the positions of the agents assuming other agents were static, which is false. After some testing as done in iter.jl, it seems that the default stepping scheme is to literally go through each agent one by one, and change positions, but each change is subsequently taken into account for the change of all other agents after it, which is not what we want. The result of these changes seems to be encouraging, with much better clumping of agents. <text:span text:style-name="T2">Note that this was still for 50 agents, initialisation box was 50x50</text:span></text:p>
      <text:p text:style-name="P8"/>
      <text:p text:style-name="P9">C2: Same as C1, but this example shows a convex hull particle moving towards the convex hull. This is generating cases where agents are stepping out of bounds. <text:span text:style-name="T3">My belief is that this is an edge case where the DOD of an agent is formed of a triangle with two edges from the boundary – in such a case, it never makes sense for the agent to move towards a flock. </text:span></text:p>
      <text:p text:style-name="P9"/>
      <text:p text:style-name="P10">C3: Same as C1 and C2, just a repeat trial. </text:p>
      <text:p text:style-name="P10"/>
      <text:p text:style-name="P11">C4: Illustrating why agents on the convex hull will move towards the boundaries.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0T19:13:14.205675283</meta:creation-date>
    <meta:generator>LibreOffice/7.3.5.2$Linux_X86_64 LibreOffice_project/30$Build-2</meta:generator>
    <dc:date>2022-10-20T11:29:58.326254227</dc:date>
    <meta:editing-duration>PT21M54S</meta:editing-duration>
    <meta:editing-cycles>13</meta:editing-cycles>
    <meta:document-statistic meta:table-count="0" meta:image-count="0" meta:object-count="0" meta:page-count="1" meta:paragraph-count="12" meta:word-count="472" meta:character-count="2670" meta:non-whitespace-character-count="2199"/>
  </office:meta>
</office:document-meta>
</file>